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409in"/>
    </style:style>
    <style:style style:name="co2" style:family="table-column">
      <style:table-column-properties fo:break-before="auto" style:column-width="1.97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tudents names</text:p>
          </table:table-cell>
          <table:table-cell office:value-type="string" calcext:value-type="string">
            <text:p>I.C.T Exam Percentage score</text:p>
          </table:table-cell>
          <table:table-cell office:value-type="string" calcext:value-type="string">
            <text:p>I.C.T Exam Percentage grade</text:p>
          </table:table-cell>
        </table:table-row>
        <table:table-row table:style-name="ro1">
          <table:table-cell office:value-type="string" calcext:value-type="string">
            <text:p>Ayo</text:p>
          </table:table-cell>
          <table:table-cell office:value-type="float" office:value="90" calcext:value-type="float">
            <text:p>90</text:p>
          </table:table-cell>
          <table:table-cell table:formula="of:=IF([.B2]&gt;=90; &quot;A&quot;; IF([.B2]&gt;=80; &quot;B&quot;; IF([.B2]&gt;=70; &quot;C&quot;; IF([.B2]&gt;=60; &quot;D&quot;; &quot;F&quot;))))" office:value-type="string" office:string-value="A" calcext:value-type="string">
            <text:p>A</text:p>
          </table:table-cell>
        </table:table-row>
        <table:table-row table:style-name="ro1">
          <table:table-cell office:value-type="string" calcext:value-type="string">
            <text:p>Bayo</text:p>
          </table:table-cell>
          <table:table-cell office:value-type="float" office:value="20" calcext:value-type="float">
            <text:p>20</text:p>
          </table:table-cell>
          <table:table-cell table:formula="of:=IF([.B3]&gt;=90; &quot;A&quot;; IF([.B3]&gt;=80; &quot;B&quot;; IF([.B3]&gt;=70; &quot;C&quot;; IF([.B3]&gt;=60; &quot;D&quot;; &quot;F&quot;))))" office:value-type="string" office:string-value="F" calcext:value-type="string">
            <text:p>F</text:p>
          </table:table-cell>
        </table:table-row>
        <table:table-row table:style-name="ro1">
          <table:table-cell office:value-type="string" calcext:value-type="string">
            <text:p>Chidera</text:p>
          </table:table-cell>
          <table:table-cell office:value-type="float" office:value="30" calcext:value-type="float">
            <text:p>30</text:p>
          </table:table-cell>
          <table:table-cell table:formula="of:=IF([.B4]&gt;=90; &quot;A&quot;; IF([.B4]&gt;=80; &quot;B&quot;; IF([.B4]&gt;=70; &quot;C&quot;; IF([.B4]&gt;=60; &quot;D&quot;; &quot;F&quot;))))" office:value-type="string" office:string-value="F" calcext:value-type="string">
            <text:p>F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float" office:value="40" calcext:value-type="float">
            <text:p>40</text:p>
          </table:table-cell>
          <table:table-cell table:formula="of:=IF([.B5]&gt;=90; &quot;A&quot;; IF([.B5]&gt;=80; &quot;B&quot;; IF([.B5]&gt;=70; &quot;C&quot;; IF([.B5]&gt;=60; &quot;D&quot;; &quot;F&quot;))))" office:value-type="string" office:string-value="F" calcext:value-type="string">
            <text:p>F</text:p>
          </table:table-cell>
        </table:table-row>
        <table:table-row table:style-name="ro1">
          <table:table-cell office:value-type="string" calcext:value-type="string">
            <text:p>Ella</text:p>
          </table:table-cell>
          <table:table-cell office:value-type="float" office:value="50" calcext:value-type="float">
            <text:p>50</text:p>
          </table:table-cell>
          <table:table-cell table:formula="of:=IF([.B6]&gt;=90; &quot;A&quot;; IF([.B6]&gt;=80; &quot;B&quot;; IF([.B6]&gt;=70; &quot;C&quot;; IF([.B6]&gt;=60; &quot;D&quot;; &quot;F&quot;))))" office:value-type="string" office:string-value="F" calcext:value-type="string">
            <text:p>F</text:p>
          </table:table-cell>
        </table:table-row>
        <table:table-row table:style-name="ro1">
          <table:table-cell office:value-type="string" calcext:value-type="string">
            <text:p>Faruk</text:p>
          </table:table-cell>
          <table:table-cell office:value-type="float" office:value="70" calcext:value-type="float">
            <text:p>70</text:p>
          </table:table-cell>
          <table:table-cell table:formula="of:=IF([.B7]&gt;=90; &quot;A&quot;; IF([.B7]&gt;=80; &quot;B&quot;; IF([.B7]&gt;=70; &quot;C&quot;; IF([.B7]&gt;=60; &quot;D&quot;; &quot;F&quot;))))" office:value-type="string" office:string-value="C" calcext:value-type="string">
            <text:p>C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float" office:value="80" calcext:value-type="float">
            <text:p>80</text:p>
          </table:table-cell>
          <table:table-cell table:formula="of:=IF([.B8]&gt;=90; &quot;A&quot;; IF([.B8]&gt;=80; &quot;B&quot;; IF([.B8]&gt;=70; &quot;C&quot;; IF([.B8]&gt;=60; &quot;D&quot;; &quot;F&quot;))))" office:value-type="string" office:string-value="B" calcext:value-type="string">
            <text:p>B</text:p>
          </table:table-cell>
        </table:table-row>
        <table:table-row table:style-name="ro1">
          <table:table-cell office:value-type="string" calcext:value-type="string">
            <text:p>Hannah</text:p>
          </table:table-cell>
          <table:table-cell office:value-type="float" office:value="60" calcext:value-type="float">
            <text:p>60</text:p>
          </table:table-cell>
          <table:table-cell table:formula="of:=IF([.B9]&gt;=90; &quot;A&quot;; IF([.B9]&gt;=80; &quot;B&quot;; IF([.B9]&gt;=70; &quot;C&quot;; IF([.B9]&gt;=60; &quot;D&quot;; &quot;F&quot;))))" office:value-type="string" office:string-value="D" calcext:value-type="string">
            <text:p>D</text:p>
          </table:table-cell>
        </table:table-row>
        <table:table-row table:style-name="ro1">
          <table:table-cell office:value-type="string" calcext:value-type="string">
            <text:p>Ikechukwu</text:p>
          </table:table-cell>
          <table:table-cell office:value-type="float" office:value="100" calcext:value-type="float">
            <text:p>100</text:p>
          </table:table-cell>
          <table:table-cell table:formula="of:=IF([.B10]&gt;=90; &quot;A&quot;; IF([.B10]&gt;=80; &quot;B&quot;; IF([.B10]&gt;=70; &quot;C&quot;; IF([.B10]&gt;=60; &quot;D&quot;; &quot;F&quot;))))" office:value-type="string" office:string-value="A" calcext:value-type="string">
            <text:p>A</text:p>
          </table:table-cell>
        </table:table-row>
        <table:table-row table:style-name="ro1">
          <table:table-cell office:value-type="string" calcext:value-type="string">
            <text:p>Juliet</text:p>
          </table:table-cell>
          <table:table-cell office:value-type="float" office:value="70" calcext:value-type="float">
            <text:p>70</text:p>
          </table:table-cell>
          <table:table-cell table:formula="of:=IF([.B11]&gt;=90; &quot;A&quot;; IF([.B11]&gt;=80; &quot;B&quot;; IF([.B11]&gt;=70; &quot;C&quot;; IF([.B11]&gt;=60; &quot;D&quot;; &quot;F&quot;))))" office:value-type="string" office:string-value="C" calcext:value-type="string">
            <text:p>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4">00/00/0000</text:date>, <text:time style:data-style-name="N2" text:time-value="03:04:27.7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1T12:23:26.246000000</meta:creation-date>
    <dc:date>2024-04-24T03:06:02.345000000</dc:date>
    <meta:editing-duration>PT29M23S</meta:editing-duration>
    <meta:editing-cycles>5</meta:editing-cycles>
    <meta:generator>LibreOffice/24.2.1.2$Windows_X86_64 LibreOffice_project/db4def46b0453cc22e2d0305797cf981b68ef5ac</meta:generator>
    <meta:document-statistic meta:table-count="1" meta:cell-count="33" meta:object-count="0"/>
  </office:meta>
</office:document-meta>
</file>